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P7" style:family="paragraph" style:parent-style-name="Title">
      <style:paragraph-properties fo:text-align="end" style:justify-single-word="false"/>
    </style:style>
    <style:style style:name="P8" style:family="paragraph" style:parent-style-name="Title" style:master-page-name="Standard">
      <style:paragraph-properties fo:text-align="end" style:justify-single-word="false" style:page-number="auto"/>
    </style:style>
    <style:style style:name="T1" style:family="text">
      <style:text-properties fo:color="#ed7d31" fo:font-weight="bold" style:font-weight-asian="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Game Studio 2</text:p>
      <text:p text:style-name="P7">Prototype Plan</text:p>
      <text:p text:style-name="P7">“Cub”</text:p>
      <text:p text:style-name="P7">Jing An Chen, Mikhail Favorov</text:p>
      <text:h text:style-name="Heading_20_1" text:outline-level="1">Summary</text:h>
      <text:p text:style-name="Standard">Cub is a grid-based strategy game with 2 players. Players use different class of units to fight on a grid board, and invest resources they get from destroying opponent’s units to buy new ones. Instead of controlling the units directly like in Chess, players can only decide where the units will be respawn. After the units are put down, they’ll move and act automatically based on their tactic book.</text:p>
      <text:h text:style-name="Heading_20_1" text:outline-level="1">Milestones</text:h>
      <text:h text:style-name="Heading_20_2" text:outline-level="2">Alpha</text:h>
      <text:p text:style-name="Standard"><text:span text:style-name="T1">Overview</text:span> The game will be functionally 100% playable. No more new features will be added after alpha phase. The framework of UI, Visual Effect, Modeling and Animation will be installed, which means most of the works left in these fields will be adjusting and polishing.</text:p>
      <text:p text:style-name="Standard"><text:span text:style-name="T1">Gameplay</text:span> Units have their AI running perfectly and players will be able to select and, instruct, and spawn units at the starting line. The game process from setup to end should be run through properly.</text:p>
      <text:p text:style-name="Standard"><text:span text:style-name="T1">Technical Development</text:span> By the alpha stage ended, the MVC model should be implemented perfectly which means the codes should be tidied up. Interfaces between code and Setup, Visual Effect, Model, Animation and Prefab should be built by using XML based configuration method. </text:p>
      <text:p text:style-name="Standard"><text:span text:style-name="T1">Visual and Audio Assets</text:span> Most part of the visual effects and models will not be installed by alpha stage. Finalized audio resources will not be considered either, but placeholder sounds will be in effect.</text:p>
      <text:h text:style-name="Heading_20_2" text:outline-level="2"><text:soft-page-break/>Beta</text:h>
      <text:p text:style-name="Standard"><text:span text:style-name="T1">Overview</text:span> All aspects of the game will be implemented, but will not yet be fully polished.</text:p>
      <text:p text:style-name="Standard"><text:span text:style-name="T1">Gameplay</text:span> Character selection should be more tidied up and easier for the players to read and interact with. All events in the game model will have visual equivalents in the visualizer, with something (if not something super-polished) in place for every juicy effect. The game should be fairly well balanced by this point.</text:p>
      <text:p text:style-name="Standard"><text:span text:style-name="T1">Technical Development</text:span> These should mostly just be adding visual effects and making sure we don't have any unexpected bugs hidden in the code.</text:p>
      <text:p text:style-name="Standard"><text:span text:style-name="T1">Visual and Audio Assets</text:span> All visual assets should be in a non-placeholder state by this point, and all audio effects should either be complete or non-throwaway placeholders.</text:p>
      <text:h text:style-name="Heading_20_2" text:outline-level="2">Gold</text:h>
      <text:p text:style-name="Standard"><text:span text:style-name="T1">Overview</text:span> The game is done.</text:p>
      <text:p text:style-name="Standard"><text:span text:style-name="T1">Gameplay</text:span> We've identified as many balanced tactical choices as possible and eliminated any trap choices we could not save. The inputs have been optimized for clarity and ease of use. The playback of the match feels smooth and engaging to watch, with any parts that might drag being hugely sped up.</text:p>
      <text:p text:style-name="Standard"><text:span text:style-name="T1">Technical Development</text:span> All bugs have been eliminated. Any free time will be spent cleaning up the code.</text:p>
      <text:p text:style-name="Standard"><text:span text:style-name="T1">Visual and Audio Assets</text:span> All assets will be created, iterated on, and finalized.</text:p>
      <text:h text:style-name="Heading_20_1" text:outline-level="1">Risks &amp; Uncertainties</text:h>
      <text:p text:style-name="Standard">Right now there are several unknowns, most of them are about visual.</text:p>
      <text:p text:style-name="Standard">Modeling is the first concern. The design method we’re using is partly achieved by the demo, but we have to build a method to generate models by code and configuration instead of by pre-setup gameobjects in Unity.</text:p>
      <text:p text:style-name="Standard">Visual Effects is another challenge. We plan to make all the visual effects base on cubic style, the only art style for the whole project. But we have no idea at the moment that whether the art style is suitable to make visual effects such as a Blizzard.</text:p>
      <text:h text:style-name="Heading_20_1" text:outline-level="1"><text:soft-page-break/>Task List</text:h>
      <text:h text:style-name="Heading_20_2" text:outline-level="2">Week 6</text:h>
      <text:p text:style-name="P1">Misha</text:p>
      <text:list xml:id="list1628786942867926287" text:style-name="L1">
        <text:list-item>
          <text:p text:style-name="P2">Add a bunch of new conditions/actions/classes.</text:p>
        </text:list-item>
      </text:list>
      <text:p text:style-name="P1">CJ</text:p>
      <text:list xml:id="list1873367191494188506" text:style-name="L2">
        <text:list-item>
          <text:p text:style-name="P3"><text:bookmark text:name="_GoBack"/>Add a bunch of new conditions/actions/classes.</text:p>
        </text:list-item>
      </text:list>
      <text:h text:style-name="Heading_20_2" text:outline-level="2">Week 7</text:h>
      <text:p text:style-name="P1">Misha</text:p>
      <text:list xml:id="list36366031" text:continue-list="list1628786942867926287" text:style-name="L1">
        <text:list-item>
          <text:p text:style-name="P2">In-game team-building interface.</text:p>
        </text:list-item>
      </text:list>
      <text:p text:style-name="P1">CJ</text:p>
      <text:list xml:id="list6163537985701973474" text:style-name="L3">
        <text:list-item>
          <text:p text:style-name="P4">Character models for each class and basic animations.</text:p>
        </text:list-item>
      </text:list>
      <text:h text:style-name="Heading_20_2" text:outline-level="2">Week 8</text:h>
      <text:p text:style-name="P1">CJ</text:p>
      <text:list xml:id="list6500592986294362740" text:style-name="L4">
        <text:list-item>
          <text:p text:style-name="P5">Visual effects of the visualizer and better animations.</text:p>
        </text:list-item>
      </text:list>
      <text:p text:style-name="P1">Misha</text:p>
      <text:list xml:id="list36352887" text:continue-list="list36366031" text:style-name="L1">
        <text:list-item>
          <text:p text:style-name="P2">Non-placeholder unit-customization interface</text:p>
        </text:list-item>
      </text:list>
      <text:h text:style-name="Heading_20_2" text:outline-level="2">Beta</text:h>
      <text:p text:style-name="P1">Misha</text:p>
      <text:list xml:id="list36336162" text:continue-numbering="true" text:style-name="L1">
        <text:list-item>
          <text:p text:style-name="P2">Elimination of moments of drag in the visualization</text:p>
        </text:list-item>
        <text:list-item>
          <text:p text:style-name="P2">Increase the ease of use of the interface.</text:p>
        </text:list-item>
      </text:list>
      <text:p text:style-name="P1">CJ</text:p>
      <text:list xml:id="list36341489" text:continue-list="list6500592986294362740" text:style-name="L4">
        <text:list-item>
          <text:p text:style-name="P5">Bug fixing.</text:p>
        </text:list-item>
      </text:list>
      <text:h text:style-name="Heading_20_2" text:outline-level="2"><text:soft-page-break/>Gold</text:h>
      <text:p text:style-name="P1">CJ</text:p>
      <text:list xml:id="list36362755" text:continue-numbering="true" text:style-name="L4">
        <text:list-item>
          <text:p text:style-name="P5">Code cleanup and visual tweaks.</text:p>
        </text:list-item>
      </text:list>
      <text:p text:style-name="P1">Misha</text:p>
      <text:list xml:id="list1897221590038378949" text:style-name="L5">
        <text:list-item>
          <text:p text:style-name="P6">Balance, balance, balance.</text:p>
        </text:list-item>
      </text:list>
      <text:h text:style-name="Heading_20_1" text:outline-level="1">Platforms &amp; Tools</text:h>
      <text:p text:style-name="Standard">The game will be developed on Unity 3D using C# as the language. One of the design purpose of the project is to transform all the visual and art needs into code solution, so under ideal situation, no modelling or art tools is needed.</text:p>
      <text:h text:style-name="Heading_20_1" text:outline-level="1">Version Control</text:h>
      <text:p text:style-name="Standard">As a two people team, we’ll use Dropbox as the version control before alpha stage is over and everything is stable down. After that, we’ll consider change into Github.</text:p>
      <text:h text:style-name="Heading_20_1" text:outline-level="1">Code Separation</text:h>
      <text:p text:style-name="Standard">Character, Team, Tactic, Action, Library, Type, Xml</text:p>
      <text:h text:style-name="Heading_20_1" text:outline-level="1">Design Patterns</text:h>
      <text:p text:style-name="Standard">MVC model is the main methodology we’ll implement on our project. Model side will calculate all the data while View side will modelling all the visual elements and play all the animations. Other than that, static classes are widely used to decrease the relation between GameObject and class.</text:p>
      <text:h text:style-name="Heading_20_1" text:outline-level="1">Assets</text:h>
      <text:h text:style-name="Heading_20_2" text:outline-level="2">File Format</text:h>
      <text:p text:style-name="Standard">All the textures will be .pngs. All audio elements will be .wav for short-form audio and .mp3 for music/etc. Replays and core character/etc data will be kept as .xml files.</text:p>
      <text:h text:style-name="Heading_20_2" text:outline-level="2"><text:soft-page-break/>Naming Convention</text:h>
      <text:p text:style-name="Standard">All the assets will be placed in “Assets/Resources” folder. For textures, the sub folder is “Assets/Resources/Textures”, so the same for materials, animations, prefabs and sprites.</text:p>
      <text:p text:style-name="Standard">Both the folders containing the .cs documents and the namespaces of the project will be divided up into Interface, Model, and Visual sections.</text:p>
      <text:h text:style-name="Heading_20_2" text:outline-level="2">Resolution</text:h>
      <text:p text:style-name="Standard">The resolution of the game will be 1600*900, the same as the development resolution.</text:p>
      <text:h text:style-name="Heading_20_2" text:outline-level="2">Animations</text:h>
      <text:p text:style-name="Standard">Animations will be implemented by the built in animation system in Un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zh" style:country-asian="CN"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zh" style:country-asian="CN"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0193in" fo:margin-bottom="0.0693in" fo:line-height="100%" fo:keep-together="always" fo:keep-with-next="always"/>
      <style:text-properties fo:color="#2e74b5" style:font-name="Segoe UI" fo:font-size="24pt" style:font-size-asian="24pt" style:font-name-complex="F" style:font-size-complex="16pt"/>
    </style:style>
    <style:style style:name="Heading_20_2" style:display-name="Heading 2" style:family="paragraph" style:parent-style-name="Standard" style:next-style-name="Text_20_body" style:default-outline-level="2" style:class="text">
      <style:paragraph-properties fo:margin-top="0.0193in" fo:margin-bottom="0.0693in" fo:line-height="150%" fo:keep-together="always" fo:keep-with-next="always"/>
      <style:text-properties fo:color="#2e74b5" style:font-name="Segoe UI" fo:font-size="18pt" style:font-size-asian="18pt" style:font-name-complex="F" style:font-size-complex="13pt"/>
    </style:style>
    <style:style style:name="Heading_20_3" style:display-name="Heading 3" style:family="paragraph" style:parent-style-name="Standard" style:next-style-name="Text_20_body" style:default-outline-level="3" style:class="text">
      <style:paragraph-properties fo:margin-top="0.0193in" fo:margin-bottom="0.0693in" fo:line-height="100%" fo:keep-together="always" fo:keep-with-next="always"/>
      <style:text-properties fo:color="#2e74b5" style:font-name="Segoe UI" style:font-name-complex="F" style:font-size-complex="12pt"/>
    </style:style>
    <style:style style:name="Title" style:family="paragraph" style:parent-style-name="Standard" style:next-style-name="Subtitle" style:default-outline-level="" style:class="chapter">
      <style:paragraph-properties fo:margin-top="0in" fo:margin-bottom="0in" fo:line-height="150%" fo:text-align="start" style:justify-single-word="false"/>
      <style:text-properties style:font-name="Calibri Light" fo:font-size="28pt" fo:letter-spacing="-0.0071in" fo:font-weight="bold" style:letter-kerning="true" style:font-size-asian="28pt" style:font-weight-asian="bold" style:font-name-complex="F"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Segoe UI" fo:font-size="24pt" style:font-size-asian="24pt" style:font-name-complex="F" style:font-size-complex="16pt"/>
    </style:style>
    <style:style style:name="Heading_20_2_20_Char" style:display-name="Heading 2 Char" style:family="text" style:parent-style-name="Default_20_Paragraph_20_Font">
      <style:text-properties fo:color="#2e74b5" style:font-name="Segoe UI" fo:font-size="18pt" style:font-size-asian="18pt" style:font-name-complex="F" style:font-size-complex="13pt"/>
    </style:style>
    <style:style style:name="Heading_20_3_20_Char" style:display-name="Heading 3 Char" style:family="text" style:parent-style-name="Default_20_Paragraph_20_Font">
      <style:text-properties fo:color="#2e74b5" style:font-name="Segoe UI" fo:font-size="12pt" style:font-size-asian="12pt" style:font-name-complex="F" style:font-size-complex="12pt"/>
    </style:style>
    <style:style style:name="Title_20_Char" style:display-name="Title Char" style:family="text" style:parent-style-name="Default_20_Paragraph_20_Font">
      <style:text-properties style:font-name="Calibri Light" fo:font-size="28pt" fo:letter-spacing="-0.0071in" style:letter-kerning="true" style:font-size-asian="28pt" style:font-name-complex="F" style:font-size-complex="28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ing An Chen</meta:initial-creator>
    <dc:creator>Misha Favorov</dc:creator>
    <meta:editing-cycles>95</meta:editing-cycles>
    <meta:creation-date>2014-02-22T18:52:00</meta:creation-date>
    <dc:date>2014-02-23T16:19:52.96</dc:date>
    <meta:editing-duration>PT57M10S</meta:editing-duration>
    <meta:generator>OpenOffice/4.0.0$Win32 OpenOffice.org_project/400m3$Build-9702</meta:generator>
    <meta:document-statistic meta:table-count="0" meta:image-count="0" meta:object-count="0" meta:page-count="5" meta:paragraph-count="71" meta:word-count="886" meta:character-count="524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